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75cm" fo:min-width="3.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25cm" fo:min-width="1cm"/>
    </style:style>
    <style:style style:name="gr6" style:family="graphic" style:parent-style-name="Objet_20_sans_20_remplissage_20_et_20_sans_20_lig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847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424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27cm"/>
    </style:style>
    <style:style style:name="gr10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0.25cm" fo:min-width="19cm"/>
    </style:style>
    <style:style style:name="gr11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cm" svg:height="2cm" svg:x="1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cm" svg:height="3cm" svg:x="10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4cm" svg:height="0.4cm" svg:x="17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4cm" svg:height="0.4cm" svg:x="4.8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2.586cm" svg:y1="8.996cm" svg:x2="4.801cm" svg:y2="9.001cm" draw:end-shape="id1" draw:end-glue-point="6" svg:d="M2586 8996h857v5h1358" svg:viewBox="0 0 2216 6">
          <text:p/>
        </draw:connector>
        <draw:connector draw:style-name="gr4" draw:text-style-name="P2" draw:layer="layout" svg:x1="4.997cm" svg:y1="6.527cm" svg:x2="5.001cm" svg:y2="8.801cm" draw:end-shape="id1" draw:end-glue-point="4" svg:d="M4997 6527v887h4v1387" svg:viewBox="0 0 5 2275">
          <text:p/>
        </draw:connector>
        <draw:connector draw:style-name="gr4" draw:text-style-name="P2" draw:layer="layout" svg:x1="5.201cm" svg:y1="9.001cm" svg:x2="11cm" svg:y2="9cm" draw:start-shape="id1" draw:start-glue-point="10" draw:end-shape="id2" draw:end-glue-point="3" svg:d="M5201 9001h2900v-1h2899" svg:viewBox="0 0 5800 2">
          <text:p/>
        </draw:connector>
        <draw:connector draw:style-name="gr4" draw:text-style-name="P2" draw:layer="layout" svg:x1="13cm" svg:y1="9cm" svg:x2="17.8cm" svg:y2="9cm" draw:start-shape="id2" draw:start-glue-point="1" draw:end-shape="id3" draw:end-glue-point="6" svg:d="M13000 9000h4800" svg:viewBox="0 0 4801 1">
          <text:p/>
        </draw:connector>
        <draw:connector draw:style-name="gr4" draw:text-style-name="P2" draw:layer="layout" svg:x1="14cm" svg:y1="13cm" svg:x2="18cm" svg:y2="9.2cm" draw:start-shape="id4" draw:start-glue-point="1" draw:end-shape="id3" draw:end-glue-point="8" svg:d="M14000 13000h4000v-3800" svg:viewBox="0 0 4001 3801">
          <text:p/>
        </draw:connector>
        <draw:custom-shape draw:style-name="gr5" draw:text-style-name="P1" xml:id="id5" draw:id="id5" draw:layer="layout" svg:width="1.5cm" svg:height="1.5cm" svg:x="20cm" svg:y="8.25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8.2cm" svg:y1="9cm" svg:x2="20cm" svg:y2="9cm" draw:start-shape="id3" draw:start-glue-point="10" draw:end-shape="id5" draw:end-glue-point="3" svg:d="M18200 9000h1800" svg:viewBox="0 0 1801 1">
          <text:p/>
        </draw:connector>
        <draw:connector draw:style-name="gr4" draw:text-style-name="P2" draw:layer="layout" svg:x1="21.5cm" svg:y1="9cm" svg:x2="23.548cm" svg:y2="8.996cm" draw:start-shape="id5" draw:start-glue-point="1" svg:d="M21500 9000h1275v-4h773" svg:viewBox="0 0 2049 5">
          <text:p/>
        </draw:connector>
        <draw:connector draw:style-name="gr4" draw:text-style-name="P2" draw:layer="layout" draw:line-skew="-3.501cm -1.799cm" svg:x1="5.201cm" svg:y1="9.001cm" svg:x2="18cm" svg:y2="8.8cm" draw:start-shape="id1" draw:start-glue-point="10" draw:end-shape="id3" draw:end-glue-point="4" svg:d="M5201 9001h2799v-2501h10000v2300" svg:viewBox="0 0 12800 2502">
          <text:p/>
        </draw:connector>
        <draw:frame draw:style-name="gr6" draw:text-style-name="P2" draw:layer="layout" svg:width="1.191cm" svg:height="0.542cm" svg:x="4.5cm" svg:y="5.9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2" draw:layer="layout" svg:width="1.06cm" svg:height="0.509cm" svg:x="1.482cm" svg:y="8.7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2" draw:layer="layout" svg:width="1.068cm" svg:height="0.509cm" svg:x="6.501cm" svg:y="8.34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2" draw:layer="layout" svg:width="1.192cm" svg:height="0.542cm" svg:x="15.101cm" svg:y="8.34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2" draw:layer="layout" svg:width="1.267cm" svg:height="0.542cm" svg:x="15.101cm" svg:y="12.34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2" draw:layer="layout" svg:width="1.115cm" svg:height="0.509cm" svg:x="23.582cm" svg:y="8.74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2" draw:layer="layout" svg:width="0.716cm" svg:height="0.53cm" svg:x="20.342cm" svg:y="8.7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2" draw:layer="layout" svg:width="1.066cm" svg:height="1.596cm" svg:x="11.467cm" svg:y="8.20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2" draw:layer="layout" svg:width="2.918cm" svg:height="1.745cm" svg:x="10.583cm" svg:y="12.12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3" draw:layer="layout" svg:width="2.3cm" svg:height="1.097cm" svg:x="10.85cm" svg:y="6.952cm">
          <draw:text-box>
            <text:p text:style-name="P2"><text:span text:style-name="T1">Intégral</text:span></text:p>
          </draw:text-box>
        </draw:frame>
        <draw:frame draw:style-name="gr7" draw:text-style-name="P3" draw:layer="layout" svg:width="2.3cm" svg:height="1.097cm" svg:x="10.85cm" svg:y="10.453cm">
          <draw:text-box>
            <text:p text:style-name="P2"><text:span text:style-name="T1">Dérivé</text:span></text:p>
          </draw:text-box>
        </draw:frame>
        <draw:frame draw:style-name="gr7" draw:text-style-name="P3" draw:layer="layout" svg:width="2.3cm" svg:height="1.097cm" svg:x="19.55cm" svg:y="7.253cm">
          <draw:text-box>
            <text:p text:style-name="P2"><text:span text:style-name="T1">Gain</text:span></text:p>
          </draw:text-box>
        </draw:frame>
        <draw:frame draw:style-name="gr8" draw:text-style-name="P3" draw:layer="layout" svg:width="0.75cm" svg:height="0.674cm" svg:x="5.05cm" svg:y="8.24cm">
          <draw:text-box>
            <text:p text:style-name="P2"><text:span text:style-name="T1">+</text:span></text:p>
          </draw:text-box>
        </draw:frame>
        <draw:frame draw:style-name="gr9" draw:text-style-name="P3" draw:layer="layout" svg:width="8.45cm" svg:height="1.52cm" svg:x="8.65cm" svg:y="14.742cm">
          <draw:text-box>
            <text:p text:style-name="P2"><text:span text:style-name="T1">Régulateur PID à dérivation séparée</text:span></text:p>
          </draw:text-box>
        </draw:frame>
        <draw:frame draw:style-name="gr8" draw:text-style-name="P3" draw:layer="layout" svg:width="0.75cm" svg:height="0.674cm" svg:x="17.15cm" svg:y="8.24cm">
          <draw:text-box>
            <text:p text:style-name="P2"><text:span text:style-name="T1">+</text:span></text:p>
          </draw:text-box>
        </draw:frame>
        <draw:frame draw:style-name="gr8" draw:text-style-name="P3" draw:layer="layout" svg:width="0.75cm" svg:height="0.674cm" svg:x="17.95cm" svg:y="8.24cm">
          <draw:text-box>
            <text:p text:style-name="P2"><text:span text:style-name="T1">+</text:span></text:p>
          </draw:text-box>
        </draw:frame>
        <draw:frame draw:style-name="gr8" draw:text-style-name="P3" draw:layer="layout" svg:width="0.75cm" svg:height="0.674cm" svg:x="17.95cm" svg:y="9.04cm">
          <draw:text-box>
            <text:p text:style-name="P2"><text:span text:style-name="T1">+</text:span></text:p>
          </draw:text-box>
        </draw:frame>
        <draw:custom-shape draw:style-name="gr10" draw:text-style-name="P1" draw:layer="layout" svg:width="19.5cm" svg:height="10.5cm" svg:x="3cm" svg:y="5.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0.75cm" svg:height="0.674cm" svg:x="4.15cm" svg:y="9.04cm">
          <draw:text-box>
            <text:p text:style-name="P2"><text:span text:style-name="T1">-</text:span></text:p>
          </draw:text-box>
        </draw:frame>
        <draw:connector draw:style-name="gr11" draw:text-style-name="P2" draw:layer="layout" draw:line-skew="-2.749cm" svg:x1="3.998cm" svg:y1="9.002cm" svg:x2="10cm" svg:y2="13cm" draw:end-shape="id4" draw:end-glue-point="3" svg:d="M3998 9002h2v3998h6000" svg:viewBox="0 0 6003 39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9T10:51:55.658519590</meta:creation-date>
    <dc:date>2020-10-21T12:00:37.097859315</dc:date>
    <meta:editing-duration>PT34M6S</meta:editing-duration>
    <meta:editing-cycles>15</meta:editing-cycles>
    <meta:generator>LibreOffice/6.1.5.2$Linux_X86_64 LibreOffice_project/1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row>
      <msub>
        <mi>Y</mi>
        <mi>c</mi>
      </msub>
      <mrow>
        <mo fence="true" stretchy="false">(</mo>
        <mrow>
          <mi>z</mi>
        </mrow>
        <mo fence="true" stretchy="false">)</mo>
      </mrow>
    </mrow>
    <annotation encoding="StarMath 5.0">Y_c( z )</annotation>
  </semantics>
</math>
</file>

<file path=Object 2/content.xml><?xml version="1.0" encoding="utf-8"?>
<math xmlns="http://www.w3.org/1998/Math/MathML" display="block">
  <semantics>
    <mrow>
      <mi>Y</mi>
      <mrow>
        <mo fence="true" stretchy="false">(</mo>
        <mrow>
          <mi>z</mi>
        </mrow>
        <mo fence="true" stretchy="false">)</mo>
      </mrow>
    </mrow>
    <annotation encoding="StarMath 5.0">Y( z )</annotation>
  </semantics>
</math>
</file>

<file path=Object 3/content.xml><?xml version="1.0" encoding="utf-8"?>
<math xmlns="http://www.w3.org/1998/Math/MathML" display="block">
  <semantics>
    <mrow>
      <mi>E</mi>
      <mrow>
        <mo fence="true" stretchy="false">(</mo>
        <mrow>
          <mi>z</mi>
        </mrow>
        <mo fence="true" stretchy="false">)</mo>
      </mrow>
    </mrow>
    <annotation encoding="StarMath 5.0">E( z )</annotation>
  </semantics>
</math>
</file>

<file path=Object 4/content.xml><?xml version="1.0" encoding="utf-8"?>
<math xmlns="http://www.w3.org/1998/Math/MathML" display="block">
  <semantics>
    <mrow>
      <msub>
        <mi>U</mi>
        <mi>i</mi>
      </msub>
      <mrow>
        <mo fence="true" stretchy="false">(</mo>
        <mrow>
          <mi>z</mi>
        </mrow>
        <mo fence="true" stretchy="false">)</mo>
      </mrow>
    </mrow>
    <annotation encoding="StarMath 5.0">U_i( z )</annotation>
  </semantics>
</math>
</file>

<file path=Object 5/content.xml><?xml version="1.0" encoding="utf-8"?>
<math xmlns="http://www.w3.org/1998/Math/MathML" display="block">
  <semantics>
    <mrow>
      <msub>
        <mi>U</mi>
        <mi>d</mi>
      </msub>
      <mrow>
        <mo fence="true" stretchy="false">(</mo>
        <mrow>
          <mi>z</mi>
        </mrow>
        <mo fence="true" stretchy="false">)</mo>
      </mrow>
    </mrow>
    <annotation encoding="StarMath 5.0">U_d( z )</annotation>
  </semantics>
</math>
</file>

<file path=Object 6/content.xml><?xml version="1.0" encoding="utf-8"?>
<math xmlns="http://www.w3.org/1998/Math/MathML" display="block">
  <semantics>
    <mrow>
      <mi>U</mi>
      <mrow>
        <mo fence="true" stretchy="false">(</mo>
        <mrow>
          <mi>z</mi>
        </mrow>
        <mo fence="true" stretchy="false">)</mo>
      </mrow>
    </mrow>
    <annotation encoding="StarMath 5.0">U( z )</annotation>
  </semantics>
</math>
</file>

<file path=Object 7/content.xml><?xml version="1.0" encoding="utf-8"?>
<math xmlns="http://www.w3.org/1998/Math/MathML" display="block">
  <semantics>
    <msub>
      <mi>K</mi>
      <mi>p</mi>
    </msub>
    <annotation encoding="StarMath 5.0">K_p</annotation>
  </semantics>
</math>
</file>

<file path=Object 8/content.xml><?xml version="1.0" encoding="utf-8"?>
<math xmlns="http://www.w3.org/1998/Math/MathML" display="block">
  <semantics>
    <mfrac>
      <mrow>
        <mfrac>
          <mi>h</mi>
          <msub>
            <mi>T</mi>
            <mi>i</mi>
          </msub>
        </mfrac>
        <mi>z</mi>
      </mrow>
      <mrow>
        <mi>z</mi>
        <mo stretchy="false">−</mo>
        <mn>1</mn>
      </mrow>
    </mfrac>
    <annotation encoding="StarMath 5.0">{ {h} over {T_i} z} over {z-1} </annotation>
  </semantics>
</math>
</file>

<file path=Object 9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z</mi>
              <mo stretchy="false">−</mo>
              <mn>1</mn>
            </mrow>
          </mrow>
          <mo fence="true" stretchy="false">)</mo>
        </mrow>
      </mrow>
      <mrow>
        <mrow>
          <mo fence="true" stretchy="true">(</mo>
          <mrow>
            <mrow>
              <mrow>
                <mn>1</mn>
                <mo stretchy="false">+</mo>
                <mi>N</mi>
              </mrow>
              <mfrac>
                <mi>h</mi>
                <msub>
                  <mi>T</mi>
                  <mi>d</mi>
                </msub>
              </mfrac>
            </mrow>
          </mrow>
          <mo fence="true" stretchy="true">)</mo>
        </mrow>
        <mspace width="0.5em"/>
        <mrow>
          <mi>z</mi>
          <mo stretchy="false">−</mo>
          <mn>1</mn>
        </mrow>
      </mrow>
    </mfrac>
    <annotation encoding="StarMath 5.0">{ N(z-1) } over {left( 1 + N h over T_d right) `z-1} </annotation>
  </semantics>
</math>
</file>